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27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939cm" style:use-optimal-column-width="false"/>
    </style:style>
    <style:style style:name="co2" style:family="table-column">
      <style:table-column-properties style:column-width="2.948cm" style:use-optimal-column-width="false"/>
    </style:style>
    <style:style style:name="co3" style:family="table-column">
      <style:table-column-properties style:column-width="7.404cm" style:use-optimal-column-width="false"/>
    </style:style>
    <style:style style:name="co4" style:family="table-column">
      <style:table-column-properties style:column-width="7.234cm" style:use-optimal-column-width="false"/>
    </style:style>
    <style:style style:name="co5" style:family="table-column">
      <style:table-column-properties style:column-width="6.059cm" style:use-optimal-column-width="false"/>
    </style:style>
    <style:style style:name="ro1" style:family="table-row">
      <style:table-row-properties style:row-height="2.35cm" style:use-optimal-row-height="false"/>
    </style:style>
    <style:style style:name="ro2" style:family="table-row">
      <style:table-row-properties style:row-height="2.352cm" style:use-optimal-row-height="false"/>
    </style:style>
    <style:style style:name="ro3" style:family="table-row">
      <style:table-row-properties style:row-height="2.394cm" style:use-optimal-row-height="false"/>
    </style:style>
    <style:style style:name="ro4" style:family="table-row">
      <style:table-row-properties style:row-height="2cm" style:use-optimal-row-height="false"/>
    </style:style>
    <style:style style:name="ro5" style:family="table-row">
      <style:table-row-properties style:row-height="3.27cm" style:use-optimal-row-height="false"/>
    </style:style>
    <style:style style:name="ro6" style:family="table-row">
      <style:table-row-properties style:row-height="2.733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7.642cm" svg:height="4.701cm" svg:x="1.386cm" svg:y="2.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rg0</text:p>
              </table:table-cell>
              <table:table-cell>
                <text:p text:style-name="P1">arg1</text:p>
              </table:table-cell>
              <table:table-cell>
                <text:p text:style-name="P1">arg2</text:p>
              </table:table-cell>
              <table:table-cell>
                <text:p text:style-name="P1">arg3</text:p>
              </table:table-cell>
              <table:table-cell>
                <text:p text:style-name="P1">arg4</text:p>
              </table:table-cell>
              <table:table-cell>
                <text:p text:style-name="P1">arg5</text:p>
              </table:table-cell>
            </table:table-row>
            <table:table-row table:style-name="ro2" table:default-cell-style-name="ce1">
              <table:table-cell>
                <text:p text:style-name="P1">rdi</text:p>
              </table:table-cell>
              <table:table-cell>
                <text:p text:style-name="P1">rsi</text:p>
              </table:table-cell>
              <table:table-cell>
                <text:p text:style-name="P1">rdx</text:p>
              </table:table-cell>
              <table:table-cell>
                <text:p text:style-name="P1">rcx</text:p>
              </table:table-cell>
              <table:table-cell>
                <text:p text:style-name="P1">r8</text:p>
              </table:table-cell>
              <table:table-cell>
                <text:p text:style-name="P1">r9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1.737cm" svg:x="1.4cm" svg:y="0.398cm" presentation:class="title" presentation:user-transformed="true">
          <draw:text-box>
            <text:p>X86 Register Usage</text:p>
          </draw:text-box>
        </draw:frame>
        <draw:frame draw:style-name="standard" draw:layer="layout" svg:width="7.403cm" svg:height="4.393cm" svg:x="19.671cm" svg:y="3.8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1"><text:span text:style-name="T1">Don’t use without deliberate purpose</text:span></text:p>
              </table:table-cell>
            </table:table-row>
            <table:table-row table:style-name="ro4">
              <table:table-cell table:style-name="ce2">
                <text:p text:style-name="P1">rbp rsp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33cm" svg:height="6.002cm" svg:x="9.735cm" svg:y="8.205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ce2">
                <text:p text:style-name="P1"><text:span text:style-name="T1">Callee:</text:span></text:p>
                <text:p text:style-name="P1">Save before use</text:p>
                <text:p text:style-name="P1">Restore when done</text:p>
              </table:table-cell>
            </table:table-row>
            <table:table-row table:style-name="ro6">
              <table:table-cell table:style-name="ce2">
                <text:p text:style-name="P1">rbx, r12 → r1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058cm" svg:height="6.002cm" svg:x="2.64cm" svg:y="8.235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 text:style-name="P1"><text:span text:style-name="T1">Caller:</text:span></text:p>
                <text:p text:style-name="P1">Save before call</text:p>
                <text:p text:style-name="P1">Recover after call</text:p>
              </table:table-cell>
            </table:table-row>
            <table:table-row table:style-name="ro6">
              <table:table-cell table:style-name="ce2">
                <text:p text:style-name="P1">rax, rcx, rdx, rsi, </text:p>
                <text:p text:style-name="P1">rdi, r8, r9, r10, r1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403cm" svg:height="4.393cm" svg:x="19.779cm" svg:y="9.6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1"><text:span text:style-name="T1">DON’T CHANGE</text:span></text:p>
              </table:table-cell>
            </table:table-row>
            <table:table-row table:style-name="ro4">
              <table:table-cell table:style-name="ce2">
                <text:p text:style-name="P1">rip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7T15:46:20.351096207</meta:creation-date>
    <dc:date>2023-04-07T15:58:57.451894375</dc:date>
    <meta:editing-duration>PT2M14S</meta:editing-duration>
    <meta:editing-cycles>1</meta:editing-cycles>
    <meta:document-statistic meta:object-count="29"/>
    <meta:generator>LibreOffice/7.3.7.2$Linux_X86_64 LibreOffice_project/30$Build-2</meta:generator>
  </office:meta>
</office:document-meta>
</file>